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4 — How Diet Influences Blood Pressure</text:span></text:h>
      <text:p text:style-name="Text_20_body">Diet affects blood pressure through measurable biological mechanisms. It is not about “eating healthy” or following trends. What matters is how food alters <text:span text:style-name="Strong_20_Emphasis">hormones, inflammation, artery flexibility, electrolytes, and blood volume</text:span>. Below are the key mechanisms, organised by impact.</text:p>
      <text:p text:style-name="Horizontal_20_Line"/>
      <text:h text:style-name="Heading_20_3" text:outline-level="3"><text:span text:style-name="Strong_20_Emphasis">Mechanism 1: Insulin and Sugar Drive Sodium Retention</text:span></text:h>
      <text:p text:style-name="Text_20_body">When blood sugar rises, the hormone <text:span text:style-name="Strong_20_Emphasis">insulin</text:span> rises. Insulin tells the kidneys to <text:span text:style-name="Strong_20_Emphasis">retain sodium and water</text:span>. This increases blood volume and pressure.</text:p>
      <text:p text:style-name="Text_20_body">That means:</text:p>
      <text:list text:style-name="L1">
        <text:list-item>
          <text:p text:style-name="P1">sugary breakfasts (cereal, bread, muffins, jam, fruit juice)</text:p>
        </text:list-item>
        <text:list-item>
          <text:p text:style-name="P1">frequent snacking</text:p>
        </text:list-item>
        <text:list-item>
          <text:p text:style-name="P1">large evening meals</text:p>
        </text:list-item>
      </text:list>
      <text:p text:style-name="Text_20_body">…can raise blood pressure even if salt intake is moderate.</text:p>
      <text:p text:style-name="Quotations"><text:span text:style-name="Strong_20_Emphasis">High insulin = high blood pressure</text:span>, even without obesity.</text:p>
      <text:p text:style-name="Horizontal_20_Line"/>
      <text:h text:style-name="Heading_20_3" text:outline-level="3"><text:span text:style-name="Strong_20_Emphasis">Mechanism 2: Low Potassium Makes Salt Harmful</text:span></text:h>
      <text:p text:style-name="Text_20_body">Salt becomes a problem when potassium intake is low. Potassium:</text:p>
      <text:list text:style-name="L2">
        <text:list-item>
          <text:p text:style-name="P2">relaxes arterial walls,</text:p>
        </text:list-item>
        <text:list-item>
          <text:p text:style-name="P2">helps the kidneys excrete sodium,</text:p>
        </text:list-item>
        <text:list-item>
          <text:p text:style-name="P2">counterbalances RAAS hormones.</text:p>
        </text:list-item>
      </text:list>
      <text:p text:style-name="Text_20_body">Without enough potassium:</text:p>
      <text:list text:style-name="L3">
        <text:list-item>
          <text:p text:style-name="P3">the same amount of salt retains more water,</text:p>
        </text:list-item>
        <text:list-item>
          <text:p text:style-name="P3">arteries stay slightly more constricted.</text:p>
        </text:list-item>
      </text:list>
      <text:p text:style-name="Text_20_body">This is why processed foods (high in sodium, low in potassium) strongly affect BP, and whole foods (balanced electrolytes) do not.</text:p>
      <text:p text:style-name="Quotations">Salt is neutral when potassium is high.</text:p>
      <text:p text:style-name="Horizontal_20_Line"/>
      <text:h text:style-name="Heading_20_3" text:outline-level="3"><text:span text:style-name="Strong_20_Emphasis">Mechanism 3: Chronic Inflammation Stiffens Arteries</text:span></text:h>
      <text:p text:style-name="Text_20_body">Certain foods cause oxidative stress and inflammation, which stiffen arteries and reduce their elasticity. The result is higher systolic pressure (the top number).</text:p>
      <text:p text:style-name="Text_20_body"><text:soft-page-break/>Inflammation-promoting foods include:</text:p>
      <text:list text:style-name="L4">
        <text:list-item>
          <text:p text:style-name="P4">seed oils repeatedly heated (fast food frying oil),</text:p>
        </text:list-item>
        <text:list-item>
          <text:p text:style-name="P4">processed meats with nitrites,</text:p>
        </text:list-item>
        <text:list-item>
          <text:p text:style-name="P4">excess refined carbohydrates,</text:p>
        </text:list-item>
        <text:list-item>
          <text:p text:style-name="P4">excessive alcohol.</text:p>
        </text:list-item>
      </text:list>
      <text:p text:style-name="Text_20_body">These don’t raise pressure instantly. They slowly damage arterial flexibility.</text:p>
      <text:p text:style-name="Horizontal_20_Line"/>
      <text:h text:style-name="Heading_20_3" text:outline-level="3"><text:span text:style-name="Strong_20_Emphasis">Mechanism 4: Magnesium Deficiency Causes Constriction</text:span></text:h>
      <text:p text:style-name="Text_20_body">Magnesium is a natural calcium channel blocker — the same mechanism used in blood pressure medications like amlodipine.</text:p>
      <text:p text:style-name="Text_20_body">Low magnesium causes:</text:p>
      <text:list text:style-name="L5">
        <text:list-item>
          <text:p text:style-name="P5">tighter arterial muscles,</text:p>
        </text:list-item>
        <text:list-item>
          <text:p text:style-name="P5">higher resting heart rate,</text:p>
        </text:list-item>
        <text:list-item>
          <text:p text:style-name="P5">increased stress hormone sensitivity.</text:p>
        </text:list-item>
      </text:list>
      <text:p text:style-name="Text_20_body">Refined grains remove magnesium. Whole foods contain it. So a modern diet is frequently magnesium-poor.</text:p>
      <text:p text:style-name="Horizontal_20_Line"/>
      <text:h text:style-name="Heading_20_3" text:outline-level="3"><text:span text:style-name="Strong_20_Emphasis">Mechanism 5: Low Nitric Oxide Reduces Artery Relaxation</text:span></text:h>
      <text:p text:style-name="Text_20_body">Nitric oxide (NO) is a molecule produced inside the arterial lining. It signals arteries to relax.</text:p>
      <text:p text:style-name="Text_20_body">Low NO levels = arteries stay “tight.”</text:p>
      <text:p text:style-name="Text_20_body">Foods that boost nitric oxide naturally:</text:p>
      <text:list text:style-name="L6">
        <text:list-item>
          <text:p text:style-name="P6">beetroot</text:p>
        </text:list-item>
        <text:list-item>
          <text:p text:style-name="P6">leafy greens</text:p>
        </text:list-item>
        <text:list-item>
          <text:p text:style-name="P6">garlic</text:p>
        </text:list-item>
        <text:list-item>
          <text:p text:style-name="P6">pomegranate</text:p>
        </text:list-item>
        <text:list-item>
          <text:p text:style-name="P6">cocoa (real cocoa, not sugary chocolate)</text:p>
        </text:list-item>
      </text:list>
      <text:p text:style-name="Text_20_body">Exercise also increases nitric oxide. So diet and movement combine.</text:p>
      <text:p text:style-name="Horizontal_20_Line"/>
      <text:h text:style-name="Heading_20_3" text:outline-level="3"><text:span text:style-name="Strong_20_Emphasis">Mechanism 6: Meal Timing and Fasting Reduce Pressure</text:span></text:h>
      <text:p text:style-name="Text_20_body">Insulin drops early in the day if:</text:p>
      <text:list text:style-name="L7">
        <text:list-item>
          <text:p text:style-name="P7">breakfast is low-carb,</text:p>
        </text:list-item>
        <text:list-item>
          <text:p text:style-name="P7">eating windows are consistent,</text:p>
        </text:list-item>
        <text:list-item>
          <text:p text:style-name="P7"><text:soft-page-break/>late-night eating is avoided.</text:p>
        </text:list-item>
      </text:list>
      <text:p text:style-name="Text_20_body">Lower insulin → lower sodium retention → lower blood pressure.</text:p>
      <text:p text:style-name="Text_20_body">Intermittent fasting works not because it is trendy, but because:</text:p>
      <text:list text:style-name="L8">
        <text:list-item>
          <text:p text:style-name="P8">insulin sensitivity improves</text:p>
        </text:list-item>
        <text:list-item>
          <text:p text:style-name="P8">visceral fat decreases</text:p>
        </text:list-item>
        <text:list-item>
          <text:p text:style-name="P8">sodium retention decreases</text:p>
        </text:list-item>
      </text:list>
      <text:p text:style-name="Horizontal_20_Line"/>
      <text:h text:style-name="Heading_20_3" text:outline-level="3"><text:span text:style-name="Strong_20_Emphasis">Mechanism 7: Hydration Paradox — Dehydration Raises Pressure</text:span></text:h>
      <text:p text:style-name="Text_20_body">Many assume drinking less lowers BP. The opposite happens. Low fluid volume activates RAAS, causing:</text:p>
      <text:list text:style-name="L9">
        <text:list-item>
          <text:p text:style-name="P9">sodium retention,</text:p>
        </text:list-item>
        <text:list-item>
          <text:p text:style-name="P9">artery constriction.</text:p>
        </text:list-item>
      </text:list>
      <text:p text:style-name="Text_20_body">Chronic mild dehydration is common and raises baseline pressure.</text:p>
      <text:p text:style-name="Horizontal_20_Line"/>
      <text:h text:style-name="Heading_20_3" text:outline-level="3"><text:span text:style-name="Strong_20_Emphasis">Core Principle of This Chapter</text:span></text:h>
      <text:p text:style-name="Text_20_body">Changing <text:span text:style-name="Strong_20_Emphasis">what you eat</text:span> affects blood pressure.<text:line-break/>Changing <text:span text:style-name="Strong_20_Emphasis">when you eat</text:span> amplifies the effect.</text:p>
      <text:p text:style-name="Horizontal_20_Line"/>
      <text:h text:style-name="Heading_20_3" text:outline-level="3"><text:span text:style-name="Strong_20_Emphasis">End of Chapter 4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4:08:11.791071602</meta:creation-date>
    <dc:date>2025-11-26T14:08:45.453141214</dc:date>
    <meta:editing-duration>PT34S</meta:editing-duration>
    <meta:editing-cycles>1</meta:editing-cycles>
    <meta:document-statistic meta:table-count="0" meta:image-count="0" meta:object-count="0" meta:page-count="3" meta:paragraph-count="63" meta:word-count="493" meta:character-count="3233" meta:non-whitespace-character-count="2828"/>
    <meta:generator>LibreOffice/24.2.7.2$Linux_X86_64 LibreOffice_project/420$Build-2</meta:generator>
  </office:meta>
</office:document-meta>
</file>